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1.997cm"/>
    </style:style>
    <style:style style:name="pr2" style:family="presentation" style:parent-style-name="Midnightblue-subtitle" style:list-style-name="L2">
      <style:graphic-properties draw:fill-color="#ffffff" draw:auto-grow-height="true" fo:min-height="9.13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subtitle" style:list-style-name="L2">
      <style:graphic-properties draw:fill-color="#ffffff" draw:auto-grow-height="true" fo:min-height="8.962cm"/>
    </style:style>
    <style:style style:name="pr5" style:family="presentation" style:parent-style-name="Midnightblue-subtitle" style:list-style-name="L2">
      <style:graphic-properties draw:fill-color="#ffffff" draw:auto-grow-height="true" fo:min-height="9.134cm"/>
    </style:style>
    <style:style style:name="P1" style:family="paragraph">
      <style:text-properties style:font-name="Open Sans"/>
    </style:style>
    <style:style style:name="P2" style:family="paragraph">
      <style:paragraph-properties fo:margin-left="0cm" fo:margin-right="0cm" fo:margin-top="0cm" fo:margin-bottom="0.356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fo:color="#000000" style:font-name="Open Sans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56cm" fo:text-align="start" fo:text-indent="0cm">
        <style:tab-stops>
          <style:tab-stop style:position="0.305cm"/>
        </style:tab-stops>
      </style:paragraph-properties>
    </style:style>
    <style:style style:name="P6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fo:color="#111111" style:font-name="Open Sans" fo:font-size="20pt" style:font-size-asian="20pt" style:font-size-complex="20pt"/>
    </style:style>
    <style:style style:name="T1" style:family="text">
      <style:text-properties style:font-name="Open Sans"/>
    </style:style>
    <style:style style:name="T2" style:family="text">
      <style:text-properties fo:color="#002342" style:font-name="Open Sans" fo:font-size="22pt" fo:font-weight="bold" style:font-size-asian="22pt" style:font-weight-asian="bold" style:font-size-complex="22pt" style:font-weight-complex="bold"/>
    </style:style>
    <style:style style:name="T3" style:family="text">
      <style:text-properties fo:font-variant="normal" fo:text-transform="none" fo:color="#111111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111111" style:font-name="Open Sans" fo:font-size="20pt" style:font-size-asian="20pt" style:font-size-complex="20pt"/>
    </style:style>
    <style:style style:name="T5" style:family="text">
      <style:text-properties fo:color="#000000" style:font-name="Open Sans" fo:font-size="20pt" style:font-size-asian="20pt" style:font-size-complex="20pt"/>
    </style:style>
    <style:style style:name="T6" style:family="text">
      <style:text-properties fo:color="#111111" style:font-name="Open Sans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111111" style:text-outline="false" style:text-line-through-style="none" style:text-line-through-type="none" style:font-name="Open Sans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476cm" svg:height="1.997cm" svg:x="1.524cm" svg:y="0.627cm" presentation:class="title" presentation:user-transformed="true">
          <draw:text-box>
            <text:p><text:span text:style-name="T1">SOLID</text:span></text:p>
          </draw:text-box>
        </draw:frame>
        <draw:frame presentation:style-name="pr2" draw:text-style-name="P3" draw:layer="layout" svg:width="25.2cm" svg:height="9.134cm" svg:x="1.4cm" svg:y="3.81cm" presentation:class="subtitle" presentation:user-transformed="true">
          <draw:text-box>
            <text:p xml:id="id1" text:id="id1" text:style-name="P2"><text:span text:style-name="T2">What is SOLID?</text:span></text:p>
            <text:p xml:id="id2" text:id="id2" text:style-name="P2"><text:span text:style-name="T3"><text:a xlink:href="https://en.wikipedia.org/wiki/SOLID" xlink:type="simple">SOLID</text:a></text:span><text:span text:style-name="T3"><text:s/>is an acronym for 5 object-oriented design principles intended to make software more maintainable, </text:span><text:span text:style-name="T4">flexible and understandable.</text:span></text:p>
            <text:p xml:id="id3" text:id="id3" text:style-name="P2"><text:span text:style-name="T4">The principles are a subset of many principles promoted by American software engineer and instructor </text:span><text:span text:style-name="T4"><text:a xlink:href="https://en.wikipedia.org/wiki/Robert_C._Martin" xlink:type="simple">Robert C. Martin</text:a></text:span><text:span text:style-name="T4"><text:s/>(colloquially called "Uncle Bob"), see more on </text:span><text:span text:style-name="T4"><text:a xlink:href="https://cleancoders.com/" xlink:type="simple">https://cleancoders.com/</text:a></text:span><text:span text:style-name="T4">.</text:span></text:p>
            <text:p text:style-name="P2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476cm" svg:height="1.997cm" svg:x="1.524cm" svg:y="0.627cm" presentation:class="title" presentation:user-transformed="true">
          <draw:text-box>
            <text:p><text:span text:style-name="T1">SOLID</text:span></text:p>
          </draw:text-box>
        </draw:frame>
        <draw:frame presentation:style-name="pr4" draw:text-style-name="P6" draw:layer="layout" svg:width="25.2cm" svg:height="8.962cm" svg:x="1.47cm" svg:y="4.409cm" presentation:class="subtitle" presentation:user-transformed="true">
          <draw:text-box>
            <text:p xml:id="id4" text:id="id4" text:style-name="P2"><text:span text:style-name="T2">These principles are</text:span></text:p>
            <text:list text:style-name="L1">
              <text:list-item>
                <text:p xml:id="id5" text:id="id5" text:style-name="P5"><text:span text:style-name="T4"><text:s text:c="2"/></text:span><text:span text:style-name="T6">S</text:span><text:span text:style-name="T4">ingle-responsibility principle</text:span></text:p>
              </text:list-item>
              <text:list-item>
                <text:p xml:id="id6" text:id="id6" text:style-name="P5"><text:span text:style-name="T4"><text:s text:c="2"/></text:span><text:span text:style-name="T6">O</text:span><text:span text:style-name="T4">pen–closed principle</text:span></text:p>
              </text:list-item>
              <text:list-item>
                <text:p xml:id="id7" text:id="id7" text:style-name="P5"><text:span text:style-name="T4"><text:s/></text:span><text:span text:style-name="T6"><text:s/></text:span><text:span text:style-name="T6">L</text:span><text:span text:style-name="T4">iskov substitution principle</text:span></text:p>
              </text:list-item>
              <text:list-item>
                <text:p xml:id="id8" text:id="id8" text:style-name="P5"><text:span text:style-name="T4"><text:s text:c="2"/></text:span><text:span text:style-name="T6">I</text:span><text:span text:style-name="T4">nterface segregation principle</text:span></text:p>
              </text:list-item>
              <text:list-item>
                <text:p xml:id="id9" text:id="id9" text:style-name="P5"><text:span text:style-name="T4"><text:s text:c="2"/></text:span><text:span text:style-name="T6">D</text:span><text:span text:style-name="T4">ependency inversion principle</text:span></text:p>
                <text:p text:style-name="P2"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.559cm" svg:y="0.83cm" presentation:class="title" presentation:user-transformed="true">
          <draw:text-box>
            <text:p><text:span text:style-name="T1">SOLID</text:span></text:p>
          </draw:text-box>
        </draw:frame>
        <draw:frame presentation:style-name="pr5" draw:text-style-name="P6" draw:layer="layout" svg:width="25.2cm" svg:height="9.134cm" svg:x="1.4cm" svg:y="4.409cm" presentation:class="subtitle" presentation:user-transformed="true">
          <draw:text-box>
            <text:p xml:id="id10" text:id="id10" text:style-name="P2"><text:span text:style-name="T4">Note, however, that SOLID principles are</text:span></text:p>
            <text:list text:style-name="L1">
              <text:list-item>
                <text:p xml:id="id11" text:id="id11" text:style-name="P2"><text:span text:style-name="T7"><text:s/></text:span><text:span text:style-name="T7">Just principles, basic rules and ways to think, there is no optimal OOD <text:s/></text:span></text:p>
              </text:list-item>
              <text:list-item>
                <text:p xml:id="id12" text:id="id12" text:style-name="P2"><text:span text:style-name="T3"><text:s/></text:span><text:span text:style-name="T3">About code maintainability and quality, they do not focus on </text:span><text:span text:style-name="T4">functional correctness or performance <text:s/></text:span></text:p>
              </text:list-item>
              <text:list-item>
                <text:p xml:id="id13" text:id="id13" text:style-name="P2"><text:span text:style-name="T4"><text:s/></text:span><text:span text:style-name="T4">To be applied reasonably as they can also increase code complexity</text:span></text:p>
              </text:list-item>
              <text:list-item>
                <text:p xml:id="id14" text:id="id14" text:style-name="P2"><text:span text:style-name="T3"><text:s/></text:span><text:span text:style-name="T7">Applicable not only to OOP languages</text:span><text:span text:style-name="T4"> </text:span></text:p>
                <text:p text:style-name="P2"><text:span text:style-name="T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nDoor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8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presentation:style-name="Mpr7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5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2:30:01.827805780</meta:creation-date>
    <meta:editing-duration>PT1H18M19S</meta:editing-duration>
    <meta:editing-cycles>33</meta:editing-cycles>
    <meta:generator>LibreOffice/6.0.7.3$Linux_X86_64 LibreOffice_project/00m0$Build-3</meta:generator>
    <dc:title>Bright Blue</dc:title>
    <dc:date>2021-01-22T22:16:42.300474369</dc:date>
    <meta:document-statistic meta:object-count="48"/>
  </office:meta>
</office:document-meta>
</file>